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283" officeooo:paragraph-rsid="0017c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unt</text:p>
      <text:p text:style-name="P1">Shallow</text:p>
      <text:p text:style-name="P1">.find</text:p>
      <text:p text:style-name="P1">.children</text:p>
      <text:p text:style-name="P1">.props</text:p>
      <text:p text:style-name="P1">.prop</text:p>
      <text:p text:style-name="P1">.fir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7:04:33.466915829</meta:creation-date>
    <dc:date>2020-10-16T17:35:30.538749692</dc:date>
    <meta:editing-duration>PT20M47S</meta:editing-duration>
    <meta:editing-cycles>1</meta:editing-cycles>
    <meta:document-statistic meta:table-count="0" meta:image-count="0" meta:object-count="0" meta:page-count="1" meta:paragraph-count="7" meta:word-count="7" meta:character-count="43" meta:non-whitespace-character-count="43"/>
    <meta:generator>LibreOffice/6.0.3.2$Linux_X86_64 LibreOffice_project/00m0$Build-2</meta:generator>
  </office:meta>
</office:document-meta>
</file>